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Verdana" svg:font-family="Verdan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size="12pt" style:font-size-asian="12pt" style:font-size-complex="12pt"/>
    </style:style>
    <style:style style:name="P3" style:family="paragraph" style:parent-style-name="Standard">
      <style:paragraph-properties fo:margin-top="0in" fo:margin-bottom="0in" loext:contextual-spacing="false"/>
      <style:text-properties fo:font-size="14pt" fo:font-weight="bold" style:font-size-asian="14pt" style:font-weight-asian="bold" style:font-size-complex="14pt"/>
    </style:style>
    <style:style style:name="P4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5" style:family="paragraph" style:parent-style-name="Standard">
      <loext:graphic-properties draw:fill="solid" draw:fill-color="#ffffff"/>
      <style:paragraph-properties fo:margin-top="0in" fo:margin-bottom="0.2362in" loext:contextual-spacing="false" fo:line-height="100%" fo:text-align="justify" style:justify-single-word="false" fo:background-color="#ffffff" fo:padding="0in" fo:border="0.26pt solid #00000a"/>
    </style:style>
    <style:style style:name="P6" style:family="paragraph" style:parent-style-name="Standard">
      <loext:graphic-properties draw:fill="solid" draw:fill-color="#ffffff"/>
      <style:paragraph-properties fo:margin-top="0in" fo:margin-bottom="0.2362in" loext:contextual-spacing="false" fo:line-height="100%" fo:text-align="justify" style:justify-single-word="false" fo:background-color="#ffffff" fo:padding="0in" fo:border="0.26pt solid #00000a"/>
      <style:text-properties fo:font-size="10pt" style:font-size-asian="10pt" style:font-size-complex="10pt"/>
    </style:style>
    <style:style style:name="P7" style:family="paragraph" style:parent-style-name="Heading_20_2">
      <loext:graphic-properties draw:fill="solid" draw:fill-color="#ffffff"/>
      <style:paragraph-properties fo:margin-top="0.1528in" fo:margin-bottom="0in" loext:contextual-spacing="false" fo:line-height="110%" fo:text-align="justify" style:justify-single-word="false" fo:keep-together="auto" fo:background-color="#ffffff" fo:padding="0in" fo:border="0.26pt solid #00000a" fo:keep-with-next="auto"/>
    </style:style>
    <style:style style:name="P8" style:family="paragraph" style:parent-style-name="Heading_20_2">
      <loext:graphic-properties draw:fill="solid" draw:fill-color="#ffffff"/>
      <style:paragraph-properties fo:margin-top="0.2362in" fo:margin-bottom="0.2362in" loext:contextual-spacing="false" fo:line-height="110%" fo:text-align="justify" style:justify-single-word="false" fo:keep-together="auto" fo:background-color="#ffffff" fo:padding="0in" fo:border="0.26pt solid #00000a" fo:keep-with-next="auto"/>
    </style:style>
    <style:style style:name="P9" style:family="paragraph" style:parent-style-name="Heading_20_1" style:master-page-name="Standard">
      <loext:graphic-properties draw:fill="solid" draw:fill-color="#ffffff"/>
      <style:paragraph-properties fo:margin-top="0in" fo:margin-bottom="0.028in" loext:contextual-spacing="false" fo:line-height="130%" fo:keep-together="auto" style:page-number="1" fo:background-color="#ffffff" fo:padding="0in" fo:border="0.26pt solid #00000a" fo:keep-with-next="auto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4pt" style:text-underline-style="none" fo:font-weight="bold" style:font-size-asian="14pt" style:font-weight-asian="bold" style:font-size-complex="14pt"/>
    </style:style>
    <style:style style:name="T5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bookmark text:name="_6uhu8ao45klr"/><text:span text:style-name="T1">Conteúdo : </text:span><text:span text:style-name="T2">O Inverno Atrapalha a Geração De Energia Solar Fotovoltaica?</text:span></text:p>
      <text:p text:style-name="P1"/>
      <text:p text:style-name="P1"><text:span text:style-name="T1">Palavras - chaves:</text:span><text:span text:style-name="T2"> Placas solares - energia solar.</text:span></text:p>
      <text:p text:style-name="P2"/>
      <text:p text:style-name="P1"><text:span text:style-name="T1">Título:</text:span></text:p>
      <text:p text:style-name="P2"/>
      <text:list xml:id="list8349965218240550209" text:style-name="WWNum1">
        <text:list-item>
          <text:p text:style-name="P4"><text:span text:style-name="T3">É possível produzir energia solar no inverno?</text:span></text:p>
        </text:list-item>
      </text:list>
      <text:p text:style-name="P3"/>
      <text:p text:style-name="P7"><text:bookmark text:name="_vtgiu5ng2k4e"/><text:span text:style-name="T2">Para melhor explicar, o inverno e as baixas temperaturas <text:s/>não influenciam para a captação de </text:span><text:span text:style-name="T1">energia solar</text:span><text:span text:style-name="T2">. Pois os </text:span><text:span text:style-name="T1">placas solares</text:span><text:span text:style-name="T2"> funcionam mediante a luz solar e não ao calor, elas captam a luz do sol gerando energia elétrica.</text:span></text:p>
      <text:p text:style-name="P7"><text:bookmark text:name="_wytrpudfo3mp"/><text:span text:style-name="T2">As baixas temperaturas no período do inverno não diminuem o fluxo e a intensidade no uso das </text:span><text:span text:style-name="T1">placas solares</text:span><text:span text:style-name="T2">, para se ter ideia um dos países mais frios, Alemanha é líder mundial de geração de energia solar.</text:span></text:p>
      <text:p text:style-name="P5"><text:span text:style-name="T2">Os as </text:span><text:span text:style-name="T1">placas solares</text:span><text:span text:style-name="T2"> funcionam melhor em </text:span><text:a xlink:type="simple" xlink:href="http://blog.bluesol.com.br/geracao-solar-fotovoltaica-no-inverno/?utm_source=facebook&amp;utm_medium=organico&amp;utm_campaign=trafego-blog" text:style-name="Internet_20_link" text:visited-style-name="Visited_20_Internet_20_Link"><text:span text:style-name="T5">baixas temperaturas</text:span></text:a><text:span text:style-name="T2">, pois as placas ficam mais estáveis.</text:span></text:p>
      <text:p text:style-name="P5"><text:span text:style-name="T2">Dois quesitos que podem interferir no desempenho da </text:span><text:span text:style-name="T1">energia solar</text:span><text:span text:style-name="T2"> no período do inverno são:</text:span></text:p>
      <text:p text:style-name="P5"><text:span text:style-name="T2">1 - <text:s/>Os horários e dias duram menos.</text:span></text:p>
      <text:p text:style-name="P5"><text:span text:style-name="T2">2 - <text:s/>A angulação do sol em relação a terra. </text:span></text:p>
      <text:p text:style-name="P5"><text:span text:style-name="T2">Porém durante o estudos sobre o lugar específico para se implantar as </text:span><text:span text:style-name="T1">placas solares,</text:span><text:span text:style-name="T2"> esses fatores são analisados para a hora de dimensionar o sistema solar. </text:span></text:p>
      <text:p text:style-name="P5"><text:span text:style-name="T2">Os </text:span><text:a xlink:type="simple" xlink:href="https://sustentabilidade.blog/energia-limpa/paineis-solares-energia-inverno/" text:style-name="Internet_20_link" text:visited-style-name="Visited_20_Internet_20_Link"><text:span text:style-name="T5">painéis </text:span></text:a><text:span text:style-name="T2">são revestidos por uma película antiaderente, podendo chover muito forte, ter granizos, neve acumulada que não afeta de modo algum os sistemas. </text:span></text:p>
      <text:p text:style-name="P8"><text:bookmark text:name="_bl0c7885psgv"/><text:span text:style-name="T2">Como já dito o inverno tem poucos dias de sol e muitos nublados, mesmo nesses dias, se haver luz solar o sistema será convertido em energia renovável. </text:span></text:p>
      <text:p text:style-name="P1"><text:span text:style-name="T2">Uma das grandes vantagens de instalar um sistema fotovoltaico é a economia, podendo economizar em até 95% na conta de energia. Sabemos que nas estações frias o uso de chuveiro elétrico, aquecedores, secadoras de roupas, aumentam excessivamente, com isso os painéis solares pode auxiliá-lo. Trazendo uma diminuição no custo de energia e ajudando o meio ambiente, produzindo sua própria energia.</text:span></text:p>
      <text:p text:style-name="P2"/>
      <text:p text:style-name="P1"><text:span text:style-name="T2">Já pensou em economizar até 95% na sua conta de energia em todas as estações do ano? </text:span></text:p>
      <text:p text:style-name="P1"><text:span text:style-name="T2">Jupiter Solar a mais nova empresa de energia Solar de Pato Branco e região.</text:span></text:p>
      <text:p text:style-name="P1"><text:span text:style-name="T2">Quer saber mais sobre nossos trabalhos? Curta nossa página do</text:span><text:a xlink:type="simple" xlink:href="https://www.facebook.com/jupitersolarenergia/" text:style-name="Internet_20_link" text:visited-style-name="Visited_20_Internet_20_Link"><text:span text:style-name="T5"> facebook</text:span></text:a><text:span text:style-name="T2"> e saiba mais em nossos </text:span><text:a xlink:type="simple" xlink:href="http://jupitersolar.com.br/blog/" text:style-name="Internet_20_link" text:visited-style-name="Visited_20_Internet_20_Link"><text:span text:style-name="T5">blogs.</text:span></text:a></text:p>
      <text:p text:style-name="P1"/>
      <text:p text:style-name="P1"/>
      <text:p text:style-name="P6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Verdana" svg:font-family="Verdan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4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17" meta:word-count="337" meta:character-count="1995" meta:non-whitespace-character-count="1668"/>
    <meta:generator>LibreOfficeDev/5.1.0.3$Linux_X86_64 LibreOffice_project/</meta:generator>
  </office:meta>
</office:document-meta>
</file>